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LIFT_SERVO</text:p>
          </table:table-cell>
        </table:table-row>
        <table:table-row table:style-name="ro1"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MOTOR_RA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OTOR_RB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ISTANCE_SENSE_TRIGGER</text:p>
          </table:table-cell>
        </table:table-row>
        <table:table-row table:style-name="ro1">
          <table:table-cell table:style-name="ce1"/>
          <table:table-cell office:value-type="string" calcext:value-type="string">
            <text:p>A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ISTANCE_SENSE_ECHO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TOR_LA</text:p>
          </table:table-cell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OTOR_LB</text:p>
          </table:table-cell>
        </table:table-row>
        <table:table-row table:style-name="ro1">
          <table:table-cell office:value-type="string" calcext:value-type="string">
            <text:p>FLAME_SENS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INE_SENSE_R</text:p>
          </table:table-cell>
        </table:table-row>
        <table:table-row table:style-name="ro1">
          <table:table-cell office:value-type="string" calcext:value-type="string">
            <text:p>BATTERY_SENS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INE_SENSE_B</text:p>
          </table:table-cell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LINE_SENSE_L</text:p>
          </table:table-cell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RX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TX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00-00-00</text:date>, <text:time style:data-style-name="N2" text:time-value="21:07:40.771860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0:12:47.645360153</meta:creation-date>
    <dc:date>2019-12-09T00:32:27.472313778</dc:date>
    <meta:editing-duration>PT8H5M8S</meta:editing-duration>
    <meta:editing-cycles>6</meta:editing-cycles>
    <meta:generator>LibreOffice/6.0.7.3$Linux_X86_64 LibreOffice_project/00m0$Build-3</meta:generator>
    <meta:document-statistic meta:table-count="1" meta:cell-count="43" meta:object-count="0"/>
  </office:meta>
</office:document-meta>
</file>